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Collegamento_32_ipertestuale" style:data-style-name="N30">
      <style:table-cell-properties style:vertical-align="automatic"/>
      <style:text-properties fo:color="#000000" style:text-underline-style="none" style:text-underline-type="none"/>
    </style:style>
    <style:style style:name="co1" style:family="table-column">
      <style:table-column-properties fo:break-before="auto" style:column-width="2.01083333333333cm" style:use-optimal-column-width="true"/>
    </style:style>
    <style:style style:name="co2" style:family="table-column">
      <style:table-column-properties fo:break-before="auto" style:column-width="3.571875cm" style:use-optimal-column-width="true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9.76312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menu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lias</text:p>
          </table:table-cell>
          <table:table-cell office:value-type="string" table:style-name="ce3">
            <text:p>link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opmenu</text:p>
          </table:table-cell>
          <table:table-cell office:value-type="string" table:style-name="ce1">
            <text:p>Nome 1</text:p>
          </table:table-cell>
          <table:table-cell office:value-type="string" table:style-name="ce1">
            <text:p>Nome 11</text:p>
          </table:table-cell>
          <table:table-cell office:value-type="string" table:style-name="ce4">
            <text:p><text:a xlink:href="http://miosito.com/index.php?type=nome_11">http://miosito.com/index.php?type=nome_11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opmenu</text:p>
          </table:table-cell>
          <table:table-cell office:value-type="string" table:style-name="ce1">
            <text:p>Nome 2</text:p>
          </table:table-cell>
          <table:table-cell office:value-type="string" table:style-name="ce1">
            <text:p>Nome 12</text:p>
          </table:table-cell>
          <table:table-cell office:value-type="string" table:style-name="ce4">
            <text:p><text:a xlink:href="http://miosito.com/index.php?type=nome_11">http://miosito.com/index.php?type=nome_12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opmenu</text:p>
          </table:table-cell>
          <table:table-cell office:value-type="string" table:style-name="ce1">
            <text:p>Nome 3</text:p>
          </table:table-cell>
          <table:table-cell office:value-type="string" table:style-name="ce1">
            <text:p>Nome 13</text:p>
          </table:table-cell>
          <table:table-cell office:value-type="string" table:style-name="ce4">
            <text:p>http://miosito.com/index.php?type=nome_1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utorita</text:p>
          </table:table-cell>
          <table:table-cell office:value-type="string" table:style-name="ce1">
            <text:p>Nome 4</text:p>
          </table:table-cell>
          <table:table-cell office:value-type="string" table:style-name="ce1">
            <text:p>Nome 14</text:p>
          </table:table-cell>
          <table:table-cell office:value-type="string" table:style-name="ce4">
            <text:p>http://miosito.com/index.php?type=nome_1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utorita</text:p>
          </table:table-cell>
          <table:table-cell office:value-type="string" table:style-name="ce1">
            <text:p>Nome 5</text:p>
          </table:table-cell>
          <table:table-cell office:value-type="string" table:style-name="ce1">
            <text:p>Nome 15</text:p>
          </table:table-cell>
          <table:table-cell office:value-type="string" table:style-name="ce4">
            <text:p>http://miosito.com/index.php?type=nome_1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autorita</text:p>
          </table:table-cell>
          <table:table-cell office:value-type="string" table:style-name="ce1">
            <text:p>Nome 6</text:p>
          </table:table-cell>
          <table:table-cell office:value-type="string" table:style-name="ce1">
            <text:p>Nome 16</text:p>
          </table:table-cell>
          <table:table-cell office:value-type="string" table:style-name="ce4">
            <text:p>http://miosito.com/index.php?type=nome_16</text:p>
          </table:table-cell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Foglio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Foglio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ollegamento_32_ipertestuale" style:display-name="Collegamento ipertestuale" style:family="table-cell" style:data-style-name="N0">
      <style:text-properties fo:color="#0000FF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Giampaolo Losito</dc:creator>
    <meta:creation-date>2010-11-02T12:41:44Z</meta:creation-date>
    <dc:date>2011-07-19T13:39:35Z</dc:date>
    <meta:editing-cycles>1</meta:editing-cycles>
    <meta:editing-duration>PT124S</meta:editing-duration>
  </office:meta>
</office:document-meta>
</file>